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FC000003576EB44A9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20.214cm" fo:margin-left="-1.577cm" fo:margin-right="-1.637cm" table:align="margins"/>
    </style:style>
    <style:style style:name="表格1.A" style:family="table-column">
      <style:table-column-properties style:column-width="4.101cm" style:rel-column-width="13295*"/>
    </style:style>
    <style:style style:name="表格1.B" style:family="table-column">
      <style:table-column-properties style:column-width="16.113cm" style:rel-column-width="52240*"/>
    </style:style>
    <style:style style:name="表格1.A1" style:family="table-cell">
      <style:table-cell-properties style:vertical-align="middle" fo:padding="0.097cm" fo:border="0.002cm solid #ffffff"/>
    </style:style>
    <style:style style:name="表格1.B1" style:family="table-cell">
      <style:table-cell-properties style:vertical-align="middle" fo:padding="0.097cm" fo:border-left="none" fo:border-right="0.002cm solid #ffffff" fo:border-top="0.002cm solid #ffffff" fo:border-bottom="0.002cm solid #ffffff"/>
    </style:style>
    <style:style style:name="表格2" style:family="table">
      <style:table-properties style:width="16.875cm" fo:margin-left="0.078cm" fo:margin-right="0.048cm" table:align="margins"/>
    </style:style>
    <style:style style:name="表格2.A" style:family="table-column">
      <style:table-column-properties style:column-width="0.707cm" style:rel-column-width="2746*"/>
    </style:style>
    <style:style style:name="表格2.B" style:family="table-column">
      <style:table-column-properties style:column-width="1.713cm" style:rel-column-width="6651*"/>
    </style:style>
    <style:style style:name="表格2.C" style:family="table-column">
      <style:table-column-properties style:column-width="0.423cm" style:rel-column-width="1644*"/>
    </style:style>
    <style:style style:name="表格2.D" style:family="table-column">
      <style:table-column-properties style:column-width="1.346cm" style:rel-column-width="5226*"/>
    </style:style>
    <style:style style:name="表格2.E" style:family="table-column">
      <style:table-column-properties style:column-width="0.506cm" style:rel-column-width="1965*"/>
    </style:style>
    <style:style style:name="表格2.F" style:family="table-column">
      <style:table-column-properties style:column-width="1.847cm" style:rel-column-width="7172*"/>
    </style:style>
    <style:style style:name="表格2.G" style:family="table-column">
      <style:table-column-properties style:column-width="1.348cm" style:rel-column-width="5233*"/>
    </style:style>
    <style:style style:name="表格2.H" style:family="table-column">
      <style:table-column-properties style:column-width="0.533cm" style:rel-column-width="2068*"/>
    </style:style>
    <style:style style:name="表格2.I" style:family="table-column">
      <style:table-column-properties style:column-width="1.058cm" style:rel-column-width="4110*"/>
    </style:style>
    <style:style style:name="表格2.J" style:family="table-column">
      <style:table-column-properties style:column-width="0.545cm" style:rel-column-width="2116*"/>
    </style:style>
    <style:style style:name="表格2.K" style:family="table-column">
      <style:table-column-properties style:column-width="1.462cm" style:rel-column-width="5678*"/>
    </style:style>
    <style:style style:name="表格2.L" style:family="table-column">
      <style:table-column-properties style:column-width="0.34cm" style:rel-column-width="1322*"/>
    </style:style>
    <style:style style:name="表格2.M" style:family="table-column">
      <style:table-column-properties style:column-width="0.847cm" style:rel-column-width="3288*"/>
    </style:style>
    <style:style style:name="表格2.N" style:family="table-column">
      <style:table-column-properties style:column-width="0.75cm" style:rel-column-width="2911*"/>
    </style:style>
    <style:style style:name="表格2.O" style:family="table-column">
      <style:table-column-properties style:column-width="0.095cm" style:rel-column-width="369*"/>
    </style:style>
    <style:style style:name="表格2.P" style:family="table-column">
      <style:table-column-properties style:column-width="1.328cm" style:rel-column-width="5158*"/>
    </style:style>
    <style:style style:name="表格2.Q" style:family="table-column">
      <style:table-column-properties style:column-width="0.27cm" style:rel-column-width="1048*"/>
    </style:style>
    <style:style style:name="表格2.R" style:family="table-column">
      <style:table-column-properties style:column-width="1.759cm" style:rel-column-width="6830*"/>
    </style:style>
    <style:style style:name="表格2.1" style:family="table-row">
      <style:table-row-properties style:min-row-height="0.499cm"/>
    </style:style>
    <style:style style:name="表格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N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2.2" style:family="table-row">
      <style:table-row-properties style:min-row-height="0.776cm"/>
    </style:style>
    <style:style style:name="表格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2.N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K3" style:family="table-cell">
      <style:table-cell-properties style:vertical-align="bottom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5" style:family="table-row">
      <style:table-row-properties style:min-row-height="1.464cm"/>
    </style:style>
    <style:style style:name="表格2.6" style:family="table-row">
      <style:table-row-properties style:min-row-height="0.249cm"/>
    </style:style>
    <style:style style:name="表格2.10" style:family="table-row">
      <style:table-row-properties style:min-row-height="0.166cm"/>
    </style:style>
    <style:style style:name="表格2.B12" style:family="table-cell">
      <style:table-cell-properties style:vertical-align="middle" fo:background-color="transparent" fo:padding="0.097cm" fo:border-left="0.002cm solid #000000" fo:border-right="none" fo:border-top="0.002cm solid #ffffff" fo:border-bottom="0.002cm solid #000000">
        <style:background-image/>
      </style:table-cell-properties>
    </style:style>
    <style:style style:name="表格2.B13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M13" style:family="table-cell">
      <style:table-cell-properties style:vertical-align="middle" fo:padding="0.097cm" fo:border="0.002cm solid #000000"/>
    </style:style>
    <style:style style:name="表格2.Q1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.B16" style:family="table-cell">
      <style:table-cell-properties style:vertical-align="middle" fo:padding="0.097cm" fo:border-left="0.002cm solid #000000" fo:border-right="none" fo:border-top="0.002cm solid #ffffff" fo:border-bottom="0.002cm solid #000000"/>
    </style:style>
    <style:style style:name="表格2.G16" style:family="table-cell">
      <style:table-cell-properties style:vertical-align="middle" fo:padding="0.097cm" fo:border-left="0.002cm solid #000000" fo:border-right="0.002cm solid #000000" fo:border-top="0.002cm solid #ffffff" fo:border-bottom="0.002cm solid #000000"/>
    </style:style>
    <style:style style:name="表格3" style:family="table">
      <style:table-properties style:width="16.875cm" fo:margin-left="0.078cm" fo:margin-right="0.048cm" table:align="margins"/>
    </style:style>
    <style:style style:name="表格3.A" style:family="table-column">
      <style:table-column-properties style:column-width="16.875cm" style:rel-column-width="65535*"/>
    </style:style>
    <style:style style:name="表格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font-size-asian="10.5pt" style:language-asian="zh" style:country-asian="CN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10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7.5pt" style:font-size-asian="7.5pt" style:language-asian="zh" style:country-asian="CN" style:font-size-complex="7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CN" style:font-size-complex="12pt"/>
    </style:style>
    <style:style style:name="T4" style:family="text">
      <style:text-properties style:language-asian="zh" style:country-asian="CN"/>
    </style:style>
    <style:style style:name="T5" style:family="text">
      <style:text-properties style:font-name="宋体" style:font-name-asian="宋体" style:font-name-complex="宋体"/>
    </style:style>
    <style:style style:name="T6" style:family="text">
      <style:text-properties style:font-name="Times New Roman" style:font-name-asian="宋体1" style:font-name-complex="Lucida Sans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[[repeatIn(objects,'o')]]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><draw:frame draw:style-name="fr1" draw:name="图形1" text:anchor-type="paragraph" svg:x="2.519cm" svg:y="0.104cm" svg:width="2.171cm" svg:height="1.616cm" draw:z-index="0"><draw:image xlink:href="Pictures/20000001000003FC000003576EB44A98.svm" xlink:type="simple" xlink:show="embed" xlink:actuate="onLoad"/></draw:frame> <text:s text:c="23"/><text:span text:style-name="T1"><text:s text:c="76"/></text:span></text:p>
          </table:table-cell>
          <table:table-cell table:style-name="表格1.B1" office:value-type="string">
            <text:p text:style-name="P10"><text:s text:c="6"/><text:bookmark-start text:name="__DdeLink__9089_2027726984"/><text:s text:c="7"/><text:span text:style-name="T2"><text:s text:c="3"/>深圳市牧泰莱电路技术有限公司</text:span></text:p>
            <text:p text:style-name="P11"/>
            <text:p text:style-name="P11"><text:s text:c="7"/><text:span text:style-name="T7">SHENZHEN MULTILAYER PCB TECHNOLOGY CO .,LTD <text:s/></text:span><text:s text:c="37"/></text:p>
            <text:p text:style-name="P12"><text:bookmark-end text:name="__DdeLink__9089_2027726984"/><text:s text:c="21"/></text:p>
            <text:p text:style-name="P10"><text:span text:style-name="T3"><text:s text:c="22"/>用 <text:s text:c="2"/>户 <text:s/>单 <text:s text:c="12"/></text:span><text:span text:style-name="T4"><text:s text:c="9"/>序号：__________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/>
        <table:table-column table:style-name="表格2.Q"/>
        <table:table-column table:style-name="表格2.R"/>
        <table:table-row table:style-name="表格2.1">
          <table:table-cell table:style-name="表格2.A1" table:number-columns-spanned="4" office:value-type="string">
            <text:p text:style-name="P9">用户名称：[[o.name]] <text:s/></text:p>
          </table:table-cell>
          <table:covered-table-cell/>
          <table:covered-table-cell/>
          <table:covered-table-cell/>
          <table:table-cell table:style-name="表格2.A1" table:number-columns-spanned="4" office:value-type="string">
            <text:p text:style-name="P9">合同号：[[o.contract_id]] <text:s text:c="2"/></text:p>
          </table:table-cell>
          <table:covered-table-cell/>
          <table:covered-table-cell/>
          <table:covered-table-cell/>
          <table:table-cell table:style-name="表格2.A1" table:number-columns-spanned="5" office:value-type="string">
            <text:p text:style-name="P9">联络人：[[o.partner_id.address.name[0] ]] </text:p>
          </table:table-cell>
          <table:covered-table-cell/>
          <table:covered-table-cell/>
          <table:covered-table-cell/>
          <table:covered-table-cell/>
          <table:table-cell table:style-name="表格2.N1" table:number-columns-spanned="5" office:value-type="string">
            <text:p text:style-name="P9">电话：[[o.partner_id.address.phone[0] ]]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table:number-columns-spanned="4" office:value-type="string">
            <text:p text:style-name="P9">档 案 号：[[o.product_id.default_code]]</text:p>
          </table:table-cell>
          <table:covered-table-cell/>
          <table:covered-table-cell/>
          <table:covered-table-cell/>
          <table:table-cell table:style-name="表格2.A2" table:number-columns-spanned="4" office:value-type="string">
            <text:p text:style-name="P9">零件号：[[o.custmer_goodscode]] <text:s text:c="2"/></text:p>
          </table:table-cell>
          <table:covered-table-cell/>
          <table:covered-table-cell/>
          <table:covered-table-cell/>
          <table:table-cell table:style-name="表格2.A2" table:number-columns-spanned="5" office:value-type="string">
            <text:p text:style-name="P9">业务员：[[o.partner_id.user_id.name]] <text:s/></text:p>
          </table:table-cell>
          <table:covered-table-cell/>
          <table:covered-table-cell/>
          <table:covered-table-cell/>
          <table:covered-table-cell/>
          <table:table-cell table:style-name="表格2.N2" table:number-columns-spanned="5" office:value-type="string">
            <text:p text:style-name="P9">邮箱：[[o.partner_id.email]]</text:p>
          </table:table-cell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10" office:value-type="string">
            <text:p text:style-name="P8">技</text:p>
            <text:p text:style-name="P8">术</text:p>
            <text:p text:style-name="P8">标</text:p>
            <text:p text:style-name="P8">准</text:p>
          </table:table-cell>
          <table:table-cell table:style-name="表格2.A1" table:number-columns-spanned="2" office:value-type="string">
            <text:p text:style-name="P6">1<text:span text:style-name="T4">.基板材料：</text:span></text:p>
          </table:table-cell>
          <table:covered-table-cell/>
          <table:table-cell table:style-name="表格2.A1" table:number-columns-spanned="2" office:value-type="string">
            <text:p text:style-name="P8">板材型号：</text:p>
          </table:table-cell>
          <table:covered-table-cell/>
          <table:table-cell table:style-name="表格2.A1" office:value-type="string">
            <text:p text:style-name="P9">[[info_convent(o.board_material)]]</text:p>
          </table:table-cell>
          <table:table-cell table:style-name="表格2.A1" office:value-type="string">
            <text:p text:style-name="P8">混压：</text:p>
          </table:table-cell>
          <table:table-cell table:style-name="表格2.A1" table:number-columns-spanned="3" office:value-type="string">
            <text:p text:style-name="P9">[[o.mix_press]]</text:p>
          </table:table-cell>
          <table:covered-table-cell/>
          <table:covered-table-cell/>
          <table:table-cell table:style-name="表格2.K3" table:number-columns-spanned="2" office:value-type="string">
            <text:p text:style-name="P8"/>
            <text:p text:style-name="P8"/>
            <text:p text:style-name="P8"/>
          </table:table-cell>
          <table:covered-table-cell/>
          <table:table-cell table:style-name="表格2.A1" table:number-columns-spanned="2" office:value-type="string">
            <text:p text:style-name="P8"/>
          </table:table-cell>
          <table:covered-table-cell/>
          <table:table-cell table:style-name="表格2.A1" table:number-columns-spanned="3" office:value-type="string">
            <text:p text:style-name="P8">基板厚度：</text:p>
          </table:table-cell>
          <table:covered-table-cell/>
          <table:covered-table-cell/>
          <table:table-cell table:style-name="表格2.N1" office:value-type="string">
            <text:p text:style-name="P9">[[o.basic_board_thickness]]mm</text:p>
          </table:table-cell>
        </table:table-row>
        <table:table-row table:style-name="表格2.1">
          <table:covered-table-cell/>
          <table:table-cell table:style-name="表格2.A2" table:number-columns-spanned="2" office:value-type="string">
            <text:p text:style-name="P6">2<text:span text:style-name="T4">. <text:s/>成品：</text:span></text:p>
          </table:table-cell>
          <table:covered-table-cell/>
          <table:table-cell table:style-name="表格2.A2" table:number-columns-spanned="2" office:value-type="string">
            <text:p text:style-name="P8">层数：</text:p>
          </table:table-cell>
          <table:covered-table-cell/>
          <table:table-cell table:style-name="表格2.A2" office:value-type="string">
            <text:p text:style-name="P9">[[o.layer_count]]</text:p>
          </table:table-cell>
          <table:table-cell table:style-name="表格2.A2" office:value-type="string">
            <text:p text:style-name="P8">厚度：</text:p>
          </table:table-cell>
          <table:table-cell table:style-name="表格2.A2" table:number-columns-spanned="3" office:value-type="string">
            <text:p text:style-name="P9">[[o.finish_board_thickness]]mm</text:p>
          </table:table-cell>
          <table:covered-table-cell/>
          <table:covered-table-cell/>
          <table:table-cell table:style-name="表格2.A2" table:number-columns-spanned="2" office:value-type="string">
            <text:p text:style-name="P8">公差正：</text:p>
          </table:table-cell>
          <table:covered-table-cell/>
          <table:table-cell table:style-name="表格2.A2" table:number-columns-spanned="2" office:value-type="string">
            <text:p text:style-name="P9">[[o.finish_tol_upper]]</text:p>
          </table:table-cell>
          <table:covered-table-cell/>
          <table:table-cell table:style-name="表格2.A2" table:number-columns-spanned="3" office:value-type="string">
            <text:p text:style-name="P8">公差负：</text:p>
          </table:table-cell>
          <table:covered-table-cell/>
          <table:covered-table-cell/>
          <table:table-cell table:style-name="表格2.N2" office:value-type="string">
            <text:p text:style-name="P4">[[o.finish_tol_lower]]</text:p>
          </table:table-cell>
        </table:table-row>
        <table:table-row table:style-name="表格2.5">
          <table:covered-table-cell/>
          <table:table-cell table:style-name="表格2.A2" table:number-rows-spanned="2" table:number-columns-spanned="2" office:value-type="string">
            <text:p text:style-name="P6">3<text:span text:style-name="T4">.表面涂覆：</text:span></text:p>
          </table:table-cell>
          <table:covered-table-cell/>
          <table:table-cell table:style-name="表格2.A2" table:number-columns-spanned="2" office:value-type="string">
            <text:p text:style-name="P8">表面处理：</text:p>
          </table:table-cell>
          <table:covered-table-cell/>
          <table:table-cell table:style-name="表格2.A2" table:number-columns-spanned="2" office:value-type="string">
            <text:p text:style-name="P9">[[o.surface_treatment.label]]</text:p>
          </table:table-cell>
          <table:covered-table-cell/>
          <table:table-cell table:style-name="表格2.A2" table:number-columns-spanned="3" office:value-type="string">
            <text:p text:style-name="P8">金手指数：</text:p>
          </table:table-cell>
          <table:covered-table-cell/>
          <table:covered-table-cell/>
          <table:table-cell table:style-name="表格2.A2" table:number-columns-spanned="4" office:value-type="string">
            <text:p text:style-name="P9">[[o.gold_finger_id.name]]</text:p>
          </table:table-cell>
          <table:covered-table-cell/>
          <table:covered-table-cell/>
          <table:covered-table-cell/>
          <table:table-cell table:style-name="表格2.A2" table:number-columns-spanned="3" office:value-type="string">
            <text:p text:style-name="P8">涂层要求：</text:p>
          </table:table-cell>
          <table:covered-table-cell/>
          <table:covered-table-cell/>
          <table:table-cell table:style-name="表格2.N2" office:value-type="string">
            <text:p text:style-name="P9">[[o.surface_treatment_request]]</text:p>
          </table:table-cell>
        </table:table-row>
        <table:table-row table:style-name="表格2.6">
          <table:covered-table-cell/>
          <table:covered-table-cell/>
          <table:covered-table-cell/>
          <table:table-cell table:style-name="表格2.A2" table:number-columns-spanned="2" office:value-type="string">
            <text:p text:style-name="P8">金手指</text:p>
            <text:p text:style-name="P8">描述：</text:p>
          </table:table-cell>
          <table:covered-table-cell/>
          <table:table-cell table:style-name="表格2.A2" table:number-columns-spanned="2" office:value-type="string">
            <text:p text:style-name="P9"/>
          </table:table-cell>
          <table:covered-table-cell/>
          <table:table-cell table:style-name="表格2.A2" table:number-columns-spanned="3" office:value-type="string">
            <text:p text:style-name="P9">金手指斜边：(/度)</text:p>
          </table:table-cell>
          <table:covered-table-cell/>
          <table:covered-table-cell/>
          <table:table-cell table:style-name="表格2.N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2" table:number-columns-spanned="2" office:value-type="string">
            <text:p text:style-name="P6">4<text:span text:style-name="T4">.特种工艺：</text:span></text:p>
          </table:table-cell>
          <table:covered-table-cell/>
          <table:table-cell table:style-name="表格2.N2" table:number-columns-spanned="15" office:value-type="string">
            <text:p text:style-name="P7">[[info_convent(o.special_process)]] <text:s/><text:span text:style-name="T4">说明：[[o.special_process_note]] <text:s/>抗阻：[[o.impedance_id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2" table:number-columns-spanned="2" office:value-type="string">
            <text:p text:style-name="P6">5<text:span text:style-name="T4">.阻焊类型：</text:span></text:p>
          </table:table-cell>
          <table:covered-table-cell/>
          <table:table-cell table:style-name="表格2.A2" table:number-columns-spanned="2" office:value-type="string">
            <text:p text:style-name="P8">阻焊颜色：</text:p>
          </table:table-cell>
          <table:covered-table-cell/>
          <table:table-cell table:style-name="表格2.A2" office:value-type="string">
            <text:p text:style-name="P7">[[o.solder_colour.label]]</text:p>
          </table:table-cell>
          <table:table-cell table:style-name="表格2.A2" office:value-type="string">
            <text:p text:style-name="P8">型号：</text:p>
          </table:table-cell>
          <table:table-cell table:style-name="表格2.A2" table:number-columns-spanned="3" office:value-type="string">
            <text:p text:style-name="P9">[[o.solder_colour.label]]</text:p>
          </table:table-cell>
          <table:covered-table-cell/>
          <table:covered-table-cell/>
          <table:table-cell table:style-name="表格2.A2" office:value-type="string">
            <text:p text:style-name="P8">阻焊</text:p>
            <text:p text:style-name="P8"><text:s/>类型 ：</text:p>
          </table:table-cell>
          <table:table-cell table:style-name="表格2.A2" table:number-columns-spanned="4" office:value-type="string">
            <text:p text:style-name="P9">[[o.solder_type.label]]</text:p>
          </table:table-cell>
          <table:covered-table-cell/>
          <table:covered-table-cell/>
          <table:covered-table-cell/>
          <table:table-cell table:style-name="表格2.A2" table:number-columns-spanned="2" office:value-type="string">
            <text:p text:style-name="P8">过线孔阻焊：</text:p>
          </table:table-cell>
          <table:covered-table-cell/>
          <table:table-cell table:style-name="表格2.N2" office:value-type="string">
            <text:p text:style-name="P9">[[o.solder_via.label]]</text:p>
          </table:table-cell>
        </table:table-row>
        <table:table-row table:style-name="表格2.1">
          <table:covered-table-cell/>
          <table:table-cell table:style-name="表格2.A2" table:number-columns-spanned="2" office:value-type="string">
            <text:p text:style-name="P6">6<text:span text:style-name="T4">.字符类型：</text:span></text:p>
          </table:table-cell>
          <table:covered-table-cell/>
          <table:table-cell table:style-name="表格2.A2" table:number-columns-spanned="2" office:value-type="string">
            <text:p text:style-name="P8">字符颜色：</text:p>
          </table:table-cell>
          <table:covered-table-cell/>
          <table:table-cell table:style-name="表格2.A2" office:value-type="string">
            <text:p text:style-name="P9">[[o.silk_colour.label]]</text:p>
          </table:table-cell>
          <table:table-cell table:style-name="表格2.A2" office:value-type="string">
            <text:p text:style-name="P8">型号：</text:p>
          </table:table-cell>
          <table:table-cell table:style-name="表格2.A2" table:number-columns-spanned="3" office:value-type="string">
            <text:p text:style-name="P9">[[o.silk_variants.label]]</text:p>
          </table:table-cell>
          <table:covered-table-cell/>
          <table:covered-table-cell/>
          <table:table-cell table:style-name="表格2.A2" table:number-columns-spanned="5" office:value-type="string">
            <text:p text:style-name="P8">字符类型：</text:p>
          </table:table-cell>
          <table:covered-table-cell/>
          <table:covered-table-cell/>
          <table:covered-table-cell/>
          <table:covered-table-cell/>
          <table:table-cell table:style-name="表格2.N2" table:number-columns-spanned="3" office:value-type="string">
            <text:p text:style-name="P9">[[o.silk_type.label]]</text:p>
          </table:table-cell>
          <table:covered-table-cell/>
          <table:covered-table-cell/>
        </table:table-row>
        <table:table-row table:style-name="表格2.10">
          <table:covered-table-cell/>
          <table:table-cell table:style-name="表格2.A2" table:number-columns-spanned="5" office:value-type="string">
            <text:p text:style-name="P7"><text:s/>7<text:span text:style-name="T4">.外形加工：[[info_convent(o.route_type)]]</text:span></text:p>
          </table:table-cell>
          <table:covered-table-cell/>
          <table:covered-table-cell/>
          <table:covered-table-cell/>
          <table:covered-table-cell/>
          <table:table-cell table:style-name="表格2.A2" table:number-columns-spanned="4" office:value-type="string">
            <text:p text:style-name="P7">V<text:span text:style-name="T4">-CUT度数：[[o.vcut_angle.label]]</text:span></text:p>
          </table:table-cell>
          <table:covered-table-cell/>
          <table:covered-table-cell/>
          <table:covered-table-cell/>
          <table:table-cell table:style-name="表格2.N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0">
          <table:covered-table-cell/>
          <table:table-cell table:style-name="表格2.A2" table:number-columns-spanned="5" office:value-type="string">
            <text:p text:style-name="P9">8.通断测试：[[info_convent(o.test_type)]]</text:p>
          </table:table-cell>
          <table:covered-table-cell/>
          <table:covered-table-cell/>
          <table:covered-table-cell/>
          <table:covered-table-cell/>
          <table:table-cell table:style-name="表格2.A2" table:number-columns-spanned="4" office:value-type="string">
            <text:p text:style-name="P7">9.验收标准：[[info_convent(o.accept_standard)]]</text:p>
          </table:table-cell>
          <table:covered-table-cell/>
          <table:covered-table-cell/>
          <table:covered-table-cell/>
          <table:table-cell table:style-name="表格2.N2" table:number-columns-spanned="8" office:value-type="string">
            <text:p text:style-name="P9">10.标记要求：[[info_convent(o.mark_request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0">
          <table:covered-table-cell/>
          <table:table-cell table:style-name="表格2.B12" table:number-columns-spanned="2" office:value-type="string">
            <text:p text:style-name="P8">11.包装要求：</text:p>
          </table:table-cell>
          <table:covered-table-cell/>
          <table:table-cell table:style-name="表格2.A2" table:number-columns-spanned="3" office:value-type="string">
            <text:p text:style-name="P7">[[info_convent(o.packing_type)]]</text:p>
          </table:table-cell>
          <table:covered-table-cell/>
          <table:covered-table-cell/>
          <table:table-cell table:style-name="表格2.B12" table:number-columns-spanned="4" office:value-type="string">
            <text:p text:style-name="P7">12<text:span text:style-name="T4">.附货要求：</text:span></text:p>
          </table:table-cell>
          <table:covered-table-cell/>
          <table:covered-table-cell/>
          <table:covered-table-cell/>
          <table:table-cell table:style-name="表格2.N2" table:number-columns-spanned="8" office:value-type="string">
            <text:p text:style-name="P7">[[info_convent(o.request_with_goods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2" office:value-type="string">
            <text:p text:style-name="P8">难</text:p>
            <text:p text:style-name="P8">度</text:p>
          </table:table-cell>
          <table:table-cell table:style-name="表格2.B13" table:number-columns-spanned="5" office:value-type="string">
            <text:p text:style-name="P9">.最小线宽：[[o.min_line_width]]mil</text:p>
          </table:table-cell>
          <table:covered-table-cell/>
          <table:covered-table-cell/>
          <table:covered-table-cell/>
          <table:covered-table-cell/>
          <table:table-cell table:style-name="表格2.B13" table:number-columns-spanned="6" office:value-type="string">
            <text:p text:style-name="P7"><text:span text:style-name="T4">最小间距：</text:span>[[o.min_line_space]]mil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M13" table:number-columns-spanned="6" office:value-type="string">
            <text:p text:style-name="P7"><text:span text:style-name="T4">最小孔到线:</text:span>[[o.min_hole2line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7"><text:span text:style-name="T4">最小孔径：</text:span>[[o.min_finish_hole]]</text:p>
          </table:table-cell>
          <table:covered-table-cell/>
          <table:covered-table-cell/>
          <table:covered-table-cell/>
          <table:covered-table-cell/>
          <table:table-cell table:style-name="表格2.A3" table:number-columns-spanned="6" office:value-type="string">
            <text:p text:style-name="P9">开槽数：[[o.pcs_slot_count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3" table:number-columns-spanned="4" office:value-type="string">
            <text:p text:style-name="P9">其他孔数：</text:p>
          </table:table-cell>
          <table:covered-table-cell/>
          <table:covered-table-cell/>
          <table:covered-table-cell/>
          <table:table-cell table:style-name="表格2.Q14" table:number-columns-spanned="2" office:value-type="string">
            <text:p text:style-name="P9">光板数：</text:p>
          </table:table-cell>
          <table:covered-table-cell/>
        </table:table-row>
        <table:table-row table:style-name="表格2.1">
          <table:table-cell table:style-name="表格2.A3" table:number-rows-spanned="4" office:value-type="string">
            <text:p text:style-name="P8">制</text:p>
            <text:p text:style-name="P8">作</text:p>
            <text:p text:style-name="P8">规</text:p>
            <text:p text:style-name="P8">范</text:p>
          </table:table-cell>
          <table:table-cell table:style-name="表格2.B13" office:value-type="string">
            <text:p text:style-name="P6">1<text:span text:style-name="T4">. <text:s text:c="2"/>制作</text:span></text:p>
            <text:p text:style-name="P8"><text:s text:c="3"/>基准：</text:p>
          </table:table-cell>
          <table:table-cell table:style-name="表格2.B13" table:number-columns-spanned="3" office:value-type="string">
            <text:p text:style-name="P8">原文件名：</text:p>
          </table:table-cell>
          <table:covered-table-cell/>
          <table:covered-table-cell/>
          <table:table-cell table:style-name="表格2.B13" office:value-type="string">
            <text:p text:style-name="P7">[[o.source_file_name]]</text:p>
          </table:table-cell>
          <table:table-cell table:style-name="表格2.B13" table:number-columns-spanned="3" office:value-type="string">
            <text:p text:style-name="P8"><text:s/>软件及版本：</text:p>
          </table:table-cell>
          <table:covered-table-cell/>
          <table:covered-table-cell/>
          <table:table-cell table:style-name="表格2.B13" table:number-columns-spanned="3" office:value-type="string">
            <text:p text:style-name="P7">[[o.soft_version.label]]</text:p>
          </table:table-cell>
          <table:covered-table-cell/>
          <table:covered-table-cell/>
          <table:table-cell table:style-name="表格2.B13" table:number-columns-spanned="4" office:value-type="string">
            <text:p text:style-name="P8">菲林张数：</text:p>
          </table:table-cell>
          <table:covered-table-cell/>
          <table:covered-table-cell/>
          <table:covered-table-cell/>
          <table:table-cell table:style-name="表格2.M13" table:number-columns-spanned="2" office:value-type="string">
            <text:p text:style-name="P7">[[o.plot_count]]</text:p>
          </table:table-cell>
          <table:covered-table-cell/>
        </table:table-row>
        <table:table-row table:style-name="表格2.1">
          <table:covered-table-cell/>
          <table:table-cell table:style-name="表格2.B16" table:number-columns-spanned="5" office:value-type="string">
            <text:p text:style-name="P2">2 .<text:span text:style-name="T4">外形尺寸：</text:span><text:span text:style-name="T4">[[o.outline_size_request.label]]</text:span></text:p>
          </table:table-cell>
          <table:covered-table-cell/>
          <table:covered-table-cell/>
          <table:covered-table-cell/>
          <table:covered-table-cell/>
          <table:table-cell table:style-name="表格2.G16" table:number-columns-spanned="12" office:value-type="string">
            <text:p text:style-name="P4">单件长：[[o.pcs_length]] <text:s/>X <text:s/>单件宽：[[o.pcs_width]] CM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7"><text:s/>3<text:span text:style-name="T4">.拼版方式：[[o.panel_request]]</text:span></text:p>
          </table:table-cell>
          <table:covered-table-cell/>
          <table:covered-table-cell/>
          <table:covered-table-cell/>
          <table:covered-table-cell/>
          <table:table-cell table:style-name="表格2.Q14" table:number-columns-spanned="12" office:value-type="string">
            <text:p text:style-name="P9">拼版长：[[o.unit_length]] <text:s/>X <text:s/>拼版宽：[[o.unit_width]] CM</text:p>
            <text:p text:style-name="P9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7"><text:s/>4.<text:span text:style-name="T4">交货方式：[[o.delivery_type]]</text:span></text:p>
          </table:table-cell>
          <table:covered-table-cell/>
          <table:covered-table-cell/>
          <table:covered-table-cell/>
          <table:covered-table-cell/>
          <table:table-cell table:style-name="表格2.A3" table:number-columns-spanned="4" office:value-type="string">
            <text:p text:style-name="P9">允许报废数量：[[o.allow_scrap_count]]</text:p>
          </table:table-cell>
          <table:covered-table-cell/>
          <table:covered-table-cell/>
          <table:covered-table-cell/>
          <table:table-cell table:style-name="表格2.Q14" table:number-columns-spanned="8" office:value-type="string">
            <text:p text:style-name="P9">允许报废百分比：[[o.allow_scrap_percent]] 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office:value-type="string">
            <text:p text:style-name="P13">特殊说明</text:p>
          </table:table-cell>
          <table:table-cell table:style-name="表格2.Q14" table:number-columns-spanned="17" office:value-type="string">
            <text:p text:style-name="P9">[[o.special_indicat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2" office:value-type="string">
            <text:p text:style-name="P8">审核</text:p>
          </table:table-cell>
          <table:table-cell table:style-name="表格2.M13" table:number-columns-spanned="17" office:value-type="string">
            <text:p text:style-name="P9">订单中心资料审核： <text:s text:c="5"/><text:bookmark-start text:name="__DdeLink__5375_554328645"/><text:s/><text:span text:style-name="T5">□</text:span><text:bookmark-end text:name="__DdeLink__5375_554328645"/><text:span text:style-name="T6">合格</text:span>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Q14" table:number-columns-spanned="17" office:value-type="string">
            <text:p text:style-name="P9">工程部门资料审核： <text:s text:c="6"/><text:span text:style-name="T5">□</text:span>合格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5">2007/12/08 R<text:span text:style-name="T4">ev:C <text:s text:c="127"/>MTL-SR-00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5-09T15:13:06.96</meta:creation-date>
    <dc:date>2012-12-19T11:54:30.80</dc:date>
    <meta:editing-duration>PT14H43M8S</meta:editing-duration>
    <meta:editing-cycles>199</meta:editing-cycles>
    <meta:generator>OpenOffice.org/3.3$Win32 OpenOffice.org_project/330m20$Build-9567</meta:generator>
    <dc:creator>wang sheng wang</dc:creator>
    <meta:document-statistic meta:table-count="3" meta:image-count="1" meta:object-count="0" meta:page-count="2" meta:paragraph-count="106" meta:word-count="268" meta:character-count="2272"/>
  </office:meta>
</office:document-meta>
</file>